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05fd0c" officeooo:paragraph-rsid="0005fd0c" fo:background-color="transparent" style:font-size-asian="18pt" style:font-name-complex="Garamond" style:font-size-complex="18pt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5fd0c" fo:background-color="transparent" style:font-size-asian="18pt" style:font-name-complex="Garamond" style:font-size-complex="18pt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5fd0c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5fd0c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size-asian="18pt" style:font-weight-asian="bold" style:font-name-complex="Garamond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5fd0c"/>
    </style:style>
    <style:style style:name="P8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size-asian="18pt" style:font-weight-asian="bold" style:font-name-complex="Garamond" style:font-size-complex="18pt" style:font-weight-complex="bold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77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/>
      <text:p text:style-name="P4"/>
      <text:p text:style-name="P4"/>
      <text:p text:style-name="P4"/>
      <text:p text:style-name="P4"><text:s/></text:p>
      <text:h text:style-name="P8" text:outline-level="1">PROG5 - Projet logiciel <text:line-break/>2014-2015</text:h>
      <text:p text:style-name="P6"/>
      <text:p text:style-name="P6"/>
      <text:p text:style-name="P6"/>
      <text:p text:style-name="P5">Descriptif du logici<text:span text:style-name="T8">e</text:span>l</text:p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éalisé<text:span text:style-name="T1"> </text:span>par :</text:p>
      <text:p text:style-name="P2"><text:span text:style-name="T3">COUTAUD</text:span><text:span text:style-name="T6"> Ulysse</text:span><text:span text:style-name="T5">,</text:span></text:p>
      <text:p text:style-name="P2"><text:span text:style-name="T2">SID-LAKHDAR</text:span><text:span text:style-name="T1"> <text:s/></text:span>Riyane<text:span text:style-name="T1">,</text:span></text:p>
      <text:p text:style-name="P2"><text:span text:style-name="T4">OCHIER</text:span><text:span text:style-name="T7"> Sebastien,</text:span></text:p>
      <text:p text:style-name="P2"><text:span text:style-name="T7"><text:s/></text:span><text:span text:style-name="T4">SELLAM</text:span><text:span text:style-name="T7"> Louis</text:span></text:p>
      <text:p text:style-name="P3">(L3 informatique)</text:p>
      <text:p text:style-name="P2"/>
      <text:p text:style-name="P2"/>
      <text:p text:style-name="P2"/>
      <text:p text:style-name="P2"/>
      <text:p text:style-name="P1">Janvier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10:01:06.214485870</dc:date>
    <dc:creator>sellaml </dc:creator>
    <meta:generator>LibreOffice/4.2.4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0" meta:word-count="23" meta:character-count="164" meta:non-whitespace-character-count="146"/>
  </office:meta>
</office:document-meta>
</file>